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Standard">
      <style:text-properties officeooo:paragraph-rsid="001e217d"/>
    </style:style>
    <style:style style:name="T1" style:family="text">
      <style:text-properties officeooo:rsid="001db614"/>
    </style:style>
    <style:style style:name="T2" style:family="text">
      <style:text-properties officeooo:rsid="001e2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pkg install git</text:p>
      <text:p text:style-name="Standard">cd /home/python/<text:span text:style-name="T1">Documents</text:span>/recorder <text:s/># Change to your folder's path</text:p>
      <text:p text:style-name="Standard">git init</text:p>
      <text:p text:style-name="Standard">git add .</text:p>
      <text:p text:style-name="Standard">git commit -m "Initial commit"</text:p>
      <text:p text:style-name="Standard"/>
      <text:p text:style-name="Standard">git remote add origin https://github.com/Python-Exchange/recorder.git</text:p>
      <text:p text:style-name="P1"><text:span text:style-name="Source_20_Text">git push -u origin </text:span><text:span text:style-name="Source_20_Text"><text:span text:style-name="T1">master</text:span></text:span></text:p>
      <text:p text:style-name="P1"><text:span text:style-name="Source_20_Text"/></text:p>
      <text:p text:style-name="P1"><text:span text:style-name="Source_20_Text"/></text:p>
      <text:p text:style-name="P2">git remote add origin https://github.com/Python-Exchange/<text:span text:style-name="T2">teaching</text:span>.gi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0:55:38.757274376</meta:creation-date>
    <dc:date>2024-07-31T11:09:03.030791474</dc:date>
    <meta:editing-duration>PT3M9S</meta:editing-duration>
    <meta:editing-cycles>1</meta:editing-cycles>
    <meta:document-statistic meta:table-count="0" meta:image-count="0" meta:object-count="0" meta:page-count="1" meta:paragraph-count="8" meta:word-count="37" meta:character-count="296" meta:non-whitespace-character-count="266"/>
    <meta:generator>LibreOffice/24.2.4.2$FreeBSD_X86_64 LibreOffice_project/420$Build-2</meta:generator>
  </office:meta>
</office:document-meta>
</file>